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a9f3" officeooo:paragraph-rsid="000ca9f3"/>
    </style:style>
    <style:style style:name="P2" style:family="paragraph">
      <style:paragraph-properties fo:text-align="center"/>
    </style:style>
    <style:style style:name="T1" style:family="text">
      <style:text-properties officeooo:rsid="000deb70"/>
    </style:style>
    <style:style style:name="gr1" style:family="graphic">
      <style:graphic-properties draw:stroke="solid" svg:stroke-width="0.51pt" svg:stroke-color="#000000" svg:stroke-opacity="75%" draw:stroke-linejoin="miter"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4" svg:stroke-width="0.51pt" svg:stroke-color="#000000" svg:stroke-opacity="75%" draw:stroke-linejoin="round" svg:stroke-linecap="butt" draw:fill="none" draw:textarea-horizontal-align="center" draw:textarea-vertical-align="middle" fo:padding-top="0.26pt" fo:padding-bottom="0.26pt" fo:padding-left="0.26pt" fo:padding-right="0.26pt"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olygon text:anchor-type="page" text:anchor-page-number="0" draw:z-index="0" draw:name="turtle" draw:style-name="gr1" draw:text-style-name="P2" drawooo:display="printer" svg:width="0pt" svg:height="0pt" svg:x="260.59pt" svg:y="617.16pt" svg:viewBox="0 0 0 0" draw:points="0,0">
        <text:p/>
      </draw:polygon>
      <text:p text:style-name="P1">CLEARSCREEN</text:p>
      <text:p text:style-name="P1">HOME</text:p>
      <text:p text:style-name="P1"/>
      <text:p text:style-name="P1"/>
      <text:p text:style-name="P1">TO PASSO DISTANZA</text:p>
      <text:p text:style-name="P1"><text:tab/>FORWARD DISTANZA</text:p>
      <text:p text:style-name="P1"><text:tab/>RIGHT 90</text:p>
      <text:p text:style-name="P1">END</text:p>
      <text:p text:style-name="P1"/>
      <text:p text:style-name="P1">TO SPI ANGOLO DISTANZA</text:p>
      <text:p text:style-name="P1"><text:tab/>FORWARD DISTANZA</text:p>
      <text:p text:style-name="P1"><text:tab/>RIGHT ANGOLO</text:p>
      <text:p text:style-name="P1"><text:tab/>SPI ANGOLO * 0.99<text:span text:style-name="T1">5</text:span> DISTANZA</text:p>
      <text:p text:style-name="P1">END</text:p>
      <text:p text:style-name="P1"/>
      <text:p text:style-name="P1">SPI 5 <text:span text:style-name="T1">1</text:span></text:p>
      <text:p text:style-name="P1"><draw:polyline text:anchor-type="paragraph" draw:z-index="1" draw:name="actual" draw:style-name="gr2" draw:text-style-name="P2" svg:width="250.58pt" svg:height="136.06pt" draw:transform="rotate (1.5707963267949) translate (203.75pt 340.25pt)" svg:viewBox="0 0 8841 4801" draw:points="6951,1304 6987,1304 7022,1307 7057,1312 7091,1321 7124,1334 7156,1348 7186,1365 7214,1385 7241,1408 7265,1432 7288,1459 7310,1487 7327,1517 7343,1549 7357,1582 7368,1616 7375,1649 7380,1685 7382,1720 7382,1755 7378,1790 7373,1826 7364,1859 7354,1893 7340,1924 7324,1956 7304,1986 7283,2014 7260,2041 7235,2066 7209,2088 7181,2110 7151,2129 7119,2145 7087,2159 7054,2171 7020,2180 6985,2187 6950,2191 6914,2193 6879,2191 6844,2187 6809,2182 6775,2173 6742,2163 6708,2150 6676,2134 6646,2117 6616,2097 6588,2076 6562,2053 6537,2028 6514,2002 6493,1974 6473,1944 6456,1914 6440,1882 6428,1849 6417,1815 6408,1782 6401,1746 6398,1711 6396,1676 6396,1640 6399,1605 6405,1570 6412,1535 6421,1501 6431,1468 6445,1436 6461,1404 6479,1374 6498,1344 6519,1316 6542,1289 6567,1263 6593,1238 6620,1215 6648,1194 6678,1175 6708,1157 6740,1141 6772,1127 6805,1115 6839,1104 6872,1095 6907,1090 6943,1087 6978,1085 7013,1085 7049,1087 7084,1090 7119,1095 7154,1102 7188,1111 7221,1122 7255,1134 7287,1148 7318,1164 7348,1182 7378,1201 7407,1222 7433,1245 7459,1270 7484,1295 7507,1321 7528,1349 7548,1378 7567,1408 7585,1438 7601,1469 7615,1501 7627,1535 7638,1568 7646,1602 7654,1637 7659,1672 7662,1707 7664,1743 7664,1778 7662,1813 7659,1849 7654,1884 7646,1919 7639,1953 7631,1986 7620,2020 7608,2053 7594,2085 7578,2117 7560,2148 7542,2178 7523,2208 7502,2237 7479,2265 7456,2291 7431,2316 7405,2341 7378,2364 7350,2385 7322,2406 7292,2425 7262,2443 7230,2459 7198,2475 7167,2489 7133,2501 7100,2512 7066,2522 7033,2531 6997,2538 6962,2544 6927,2547 6892,2551 6856,2552 6821,2552 6786,2551 6750,2547 6715,2544 6680,2538 6645,2531 6611,2522 6578,2512 6544,2501 6511,2489 6479,2475 6447,2461 6415,2445 6385,2427 6355,2409 6325,2390 6297,2369 6269,2348 6242,2325 6216,2302 6191,2277 6167,2252 6144,2226 6121,2200 6100,2171 6078,2143 6059,2113 6041,2083 6024,2053 6008,2021 5992,1990 5978,1958 5965,1924 5953,1891 5943,1857 5934,1824 5925,1790 5918,1755 5913,1720 5907,1685 5904,1649 5900,1614 5898,1579 5898,1543 5898,1508 5900,1473 5904,1438 5907,1402 5913,1367 5920,1332 5927,1296 5935,1263 5944,1229 5955,1196 5967,1162 5980,1129 5994,1097 6008,1065 6024,1034 6040,1002 6057,972 6075,942 6094,912 6114,884 6135,855 6156,827 6179,801 6202,774 6227,748 6251,723 6276,699 6302,676 6329,653 6357,630 6385,609 6414,587 6443,568 6473,549 6503,531 6533,513 6565,497 6597,482 6629,467 6660,453 6694,441 6727,429 6761,418 6795,407 6828,399 6862,390 6895,383 6930,376 6966,370 7001,365 7036,362 7071,358 7107,356 7142,355 7177,355 7213,355 7248,356 7283,358 7318,360 7354,363 7389,367 7424,372 7459,377 7495,385 7530,392 7564,400 7597,409 7631,420 7664,430 7698,443 7731,455 7765,467 7796,482 7828,496 7860,512 7892,527 7923,543 7953,561 7983,579 8013,598 8043,617 8073,637 8102,658 8130,679 8158,700 8186,723 8213,746 8239,769 8266,794 8290,818 8315,843 8340,868 8364,894 8387,921 8410,947 8433,975 8454,1004 8475,1032 8497,1060 8516,1088 8535,1118 8555,1148 8573,1178 8590,1208 8608,1238 8624,1270 8640,1302 8655,1334 8670,1365 8684,1397 8698,1429 8710,1462 8722,1496 8735,1529 8745,1563 8756,1596 8767,1630 8775,1663 8784,1697 8793,1730 8800,1766 8807,1801 8814,1836 8819,1871 8825,1907 8828,1942 8832,1977 8835,2013 8837,2048 8839,2083 8841,2118 8841,2154 8841,2189 8841,2224 8839,2260 8837,2295 8835,2330 8832,2365 8828,2401 8825,2436 8819,2471 8814,2506 8809,2542 8804,2577 8797,2612 8789,2648 8782,2683 8774,2716 8765,2750 8756,2783 8745,2817 8735,2850 8724,2884 8714,2917 8701,2951 8689,2985 8677,3018 8662,3052 8648,3083 8634,3115 8620,3147 8604,3179 8588,3210 8573,3242 8557,3274 8539,3306 8521,3336 8504,3366 8486,3395 8467,3425 8447,3455 8428,3485 8408,3515 8389,3544 8368,3572 8347,3600 8326,3628 8304,3657 8281,3685 8259,3711 8236,3738 8213,3764 8190,3791 8165,3817 8140,3844 8116,3868 8091,3893 8066,3918 8042,3942 8015,3967 7989,3990 7962,4013 7936,4036 7909,4059 7883,4082 7855,4105 7826,4126 7798,4147 7770,4168 7742,4189 7713,4210 7685,4230 7655,4249 7625,4269 7595,4288 7565,4307 7535,4325 7505,4343 7475,4360 7445,4378 7414,4396 7382,4411 7350,4427 7318,4443 7287,4459 7255,4475 7223,4489 7191,4503 7160,4517 7128,4531 7096,4546 7063,4558 7029,4570 6996,4583 6962,4595 6929,4607 6895,4618 6862,4628 6828,4639 6795,4650 6761,4660 6727,4669 6694,4678 6660,4687 6627,4695 6593,4704 6560,4711 6525,4718 6489,4725 6454,4733 6419,4740 6384,4747 6348,4752 6313,4757 6278,4763 6242,4768 6207,4773 6172,4777 6137,4780 6101,4784 6066,4787 6031,4791 5995,4792 5960,4794 5925,4796 5890,4798 5854,4800 5819,4801 5784,4801 5749,4801 5713,4801 5678,4801 5643,4801 5607,4801 5572,4800 5537,4798 5502,4796 5466,4794 5431,4792 5396,4791 5360,4787 5325,4784 5290,4780 5255,4777 5219,4773 5184,4770 5149,4764 5114,4759 5078,4754 5043,4748 5008,4743 4972,4738 4937,4731 4902,4724 4867,4717 4831,4710 4796,4703 4761,4695 4727,4688 4694,4680 4660,4671 4627,4662 4593,4653 4560,4644 4526,4636 4493,4627 4459,4616 4426,4606 4392,4595 4359,4584 4325,4574 4292,4563 4258,4553 4225,4540 4191,4528 4157,4516 4124,4503 4090,4491 4057,4479 4023,4466 3990,4452 3958,4438 3926,4424 3895,4410 3863,4396 3831,4382 3799,4367 3768,4353 3736,4339 3704,4323 3672,4307 3641,4292 3609,4276 3577,4260 3545,4244 3514,4228 3482,4212 3450,4195 3418,4177 3388,4159 3358,4142 3328,4124 3298,4106 3268,4089 3239,4071 3209,4053 3179,4036 3149,4016 3119,3997 3089,3978 3059,3958 3029,3939 2999,3919 2969,3900 2939,3881 2910,3861 2882,3842 2854,3821 2826,3799 2798,3778 2769,3757 2741,3736 2713,3715 2685,3694 2656,3672 2628,3651 2600,3630 2572,3609 2544,3586 2515,3563 2489,3540 2462,3517 2436,3494 2409,3471 2383,3448 2357,3425 2330,3403 2304,3380 2277,3357 2251,3334 2224,3311 2198,3286 2171,3261 2145,3237 2118,3212 2094,3187 2069,3163 2044,3138 2020,3113 1995,3089 1970,3064 1946,3039 1921,3014 1896,2990 1871,2965 1847,2939 1822,2912 1797,2886 1773,2859 1748,2833 1725,2806 1702,2780 1679,2753 1656,2727 1633,2701 1610,2674 1588,2648 1565,2621 1542,2595 1519,2568 1496,2542 1473,2515 1450,2487 1427,2459 1406,2431 1385,2402 1363,2374 1342,2346 1321,2318 1300,2290 1279,2261 1258,2233 1236,2205 1215,2177 1194,2148 1173,2120 1152,2092 1131,2064 1109,2036 1088,2007 1069,1979 1050,1951 1030,1923 1011,1893 991,1863 972,1833 953,1803 933,1773 914,1743 894,1713 875,1683 855,1653 836,1623 817,1593 797,1563 778,1533 760,1503 743,1473 725,1443 707,1413 690,1383 672,1353 654,1323 637,1293 619,1263 601,1233 584,1203 566,1173 549,1143 531,1111 513,1080 496,1048 480,1016 464,984 448,953 432,921 416,889 400,857 385,826 369,794 353,762 337,730 321,699 305,667 289,635 273,603 258,572 242,540 226,508 212,476 198,445 183,413 169,381 155,349 141,318 127,286 113,254 99,222 85,191 71,159 56,127 42,95 28,64 14,32 0,0"><text:p/></draw:poly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8T10:16:46.509889336</meta:creation-date>
    <dc:date>2016-08-28T13:07:40.060099136</dc:date>
    <meta:editing-duration>PT5M49S</meta:editing-duration>
    <meta:editing-cycles>1</meta:editing-cycles>
    <meta:document-statistic meta:table-count="0" meta:image-count="0" meta:object-count="0" meta:page-count="1" meta:paragraph-count="12" meta:word-count="27" meta:character-count="151" meta:non-whitespace-character-count="131"/>
    <meta:generator>LibreOffice/4.2.8.2$Linux_x86 LibreOffice_project/420m0$Build-2</meta:generator>
  </office:meta>
</office:document-meta>
</file>